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33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) ВАХ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5.3" calcext:value-type="float">
            <text:p>145.3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109.3" calcext:value-type="float">
            <text:p>109.3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84.7" calcext:value-type="float">
            <text:p>84.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6.05" calcext:value-type="float">
            <text:p>6.05</text:p>
          </table:table-cell>
          <table:table-cell/>
          <table:table-cell office:value-type="float" office:value="79.7" calcext:value-type="float">
            <text:p>79.7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8.18" calcext:value-type="float">
            <text:p>8.18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10.33" calcext:value-type="float">
            <text:p>10.33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.7" calcext:value-type="float">
            <text:p>183.7</text:p>
          </table:table-cell>
          <table:table-cell office:value-type="float" office:value="20.93" calcext:value-type="float">
            <text:p>20.93</text:p>
          </table:table-cell>
          <table:table-cell/>
          <table:table-cell office:value-type="float" office:value="80.6" calcext:value-type="float">
            <text:p>80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16" calcext:value-type="float">
            <text:p>25.16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.35" calcext:value-type="float">
            <text:p>30.35</text:p>
          </table:table-cell>
          <table:table-cell/>
          <table:table-cell office:value-type="float" office:value="76.9" calcext:value-type="float">
            <text:p>76.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61.5" calcext:value-type="float">
            <text:p>261.5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3" calcext:value-type="float">
            <text:p>331.3</text:p>
          </table:table-cell>
          <table:table-cell office:value-type="float" office:value="45.35" calcext:value-type="float">
            <text:p>45.3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number-columns-repeated="3"/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4.6" calcext:value-type="float">
            <text:p>12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formula="of:=9*10^5" office:value-type="float" office:value="900000" calcext:value-type="float">
            <text:p>9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5.5" calcext:value-type="float">
            <text:p>3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кр</text:p>
          </table:table-cell>
          <table:table-cell table:formula="of:=1.47*10^5" office:value-type="float" office:value="147000" calcext:value-type="float">
            <text:p>14700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4.5 * 10^5" office:value-type="float" office:value="450000" calcext:value-type="float">
            <text:p>4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3.32" calcext:value-type="float">
            <text:p>3.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4" calcext:value-type="float">
            <text:p>15.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, 10^5</text:p>
          </table:table-cell>
          <table:table-cell office:value-type="string" calcext:value-type="string">
            <text:p>T, мс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.5" calcext:value-type="float">
            <text:p>39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</table:table>
      <table:table table:name="3" table:style-name="ta1">
        <table:shapes>
          <draw:frame draw:z-index="0" draw:style-name="gr1" draw:text-style-name="P1" svg:width="7.548in" svg:height="4.637in" svg:x="8.9126in" svg:y="0.9701in">
            <draw:object draw:notify-on-update-of-ranges="'3'.H4:'3'.H45 '3'.I4:'3'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496in" svg:height="4.2693in" svg:x="8.8972in" svg:y="6.0587in">
            <draw:object draw:notify-on-update-of-ranges="'3'.B32:'3'.B40 '3'.C32:'3'.C40 '3'.B42:'3'.B54 '3'.C42:'3'.C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float" office:value="24.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2" office:value-type="float" office:value="313" calcext:value-type="float">
            <text:p>313.0</text:p>
          </table:table-cell>
          <table:table-cell table:style-name="ce2" office:value-type="float" office:value="45.5" calcext:value-type="float">
            <text:p>45.5</text:p>
          </table:table-cell>
          <table:table-cell/>
          <table:table-cell office:value-type="float" office:value="313" calcext:value-type="float">
            <text:p>313.0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/>
          <table:table-cell office:value-type="float" office:value="42.6" calcext:value-type="float">
            <text:p>43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2" office:value-type="float" office:value="263" calcext:value-type="float">
            <text:p>263.0</text:p>
          </table:table-cell>
          <table:table-cell table:style-name="ce2" office:value-type="float" office:value="36.9" calcext:value-type="float">
            <text:p>36.9</text:p>
          </table:table-cell>
          <table:table-cell/>
          <table:table-cell office:value-type="float" office:value="263" calcext:value-type="float">
            <text:p>263.0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/>
          <table:table-cell office:value-type="float" office:value="65.2" calcext:value-type="float">
            <text:p>65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2" office:value-type="float" office:value="225" calcext:value-type="float">
            <text:p>225.0</text:p>
          </table:table-cell>
          <table:table-cell table:style-name="ce2" office:value-type="float" office:value="28.9" calcext:value-type="float">
            <text:p>28.9</text:p>
          </table:table-cell>
          <table:table-cell/>
          <table:table-cell office:value-type="float" office:value="225" calcext:value-type="float">
            <text:p>225.0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/>
          <table:table-cell office:value-type="float" office:value="68.5" calcext:value-type="float">
            <text:p>69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2" office:value-type="float" office:value="196" calcext:value-type="float">
            <text:p>196.0</text:p>
          </table:table-cell>
          <table:table-cell table:style-name="ce2" office:value-type="float" office:value="23.4" calcext:value-type="float">
            <text:p>23.4</text:p>
          </table:table-cell>
          <table:table-cell/>
          <table:table-cell office:value-type="float" office:value="196" calcext:value-type="float">
            <text:p>196.0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/>
          <table:table-cell office:value-type="float" office:value="71.6" calcext:value-type="float">
            <text:p>72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2" office:value-type="float" office:value="171" calcext:value-type="float">
            <text:p>171.0</text:p>
          </table:table-cell>
          <table:table-cell table:style-name="ce2" office:value-type="float" office:value="18.7" calcext:value-type="float">
            <text:p>18.7</text:p>
          </table:table-cell>
          <table:table-cell/>
          <table:table-cell office:value-type="float" office:value="171" calcext:value-type="float">
            <text:p>171.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2" office:value-type="float" office:value="145.3" calcext:value-type="float">
            <text:p>145.3</text:p>
          </table:table-cell>
          <table:table-cell table:style-name="ce2" office:value-type="float" office:value="13.9" calcext:value-type="float">
            <text:p>13.9</text:p>
          </table:table-cell>
          <table:table-cell/>
          <table:table-cell office:value-type="float" office:value="145.3" calcext:value-type="float">
            <text:p>145.3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.8" calcext:value-type="float">
            <text:p>3.80</text:p>
          </table:table-cell>
          <table:table-cell/>
          <table:table-cell table:style-name="ce2" office:value-type="float" office:value="125" calcext:value-type="float">
            <text:p>125.0</text:p>
          </table:table-cell>
          <table:table-cell table:style-name="ce2" office:value-type="float" office:value="10.1" calcext:value-type="float">
            <text:p>10.1</text:p>
          </table:table-cell>
          <table:table-cell/>
          <table:table-cell office:value-type="float" office:value="125" calcext:value-type="float">
            <text:p>125.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0</text:p>
          </table:table-cell>
          <table:table-cell/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7.1" calcext:value-type="float">
            <text:p>7.1</text:p>
          </table:table-cell>
          <table:table-cell/>
          <table:table-cell office:value-type="float" office:value="109.3" calcext:value-type="float">
            <text:p>109.3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float" office:value="98.6" calcext:value-type="float">
            <text:p>99</text:p>
          </table:table-cell>
          <table:table-cell office:value-type="float" office:value="4" calcext:value-type="float">
            <text:p>4.00</text:p>
          </table:table-cell>
          <table:table-cell/>
          <table:table-cell table:style-name="ce2" office:value-type="float" office:value="94.7" calcext:value-type="float">
            <text:p>94.7</text:p>
          </table:table-cell>
          <table:table-cell table:style-name="ce2" office:value-type="float" office:value="4.35" calcext:value-type="float">
            <text:p>4.4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4.35" calcext:value-type="float">
            <text:p>4.4</text:p>
          </table:table-cell>
        </table:table-row>
        <table:table-row table:style-name="ro1">
          <table:table-cell/>
          <table:table-cell office:value-type="float" office:value="101.6" calcext:value-type="float">
            <text:p>102</text:p>
          </table:table-cell>
          <table:table-cell office:value-type="float" office:value="5.5" calcext:value-type="float">
            <text:p>5.50</text:p>
          </table:table-cell>
          <table:table-cell/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2.4" calcext:value-type="float">
            <text:p>2.4</text:p>
          </table:table-cell>
          <table:table-cell/>
          <table:table-cell office:value-type="float" office:value="84.7" calcext:value-type="float">
            <text:p>84.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float" office:value="104.5" calcext:value-type="float">
            <text:p>105</text:p>
          </table:table-cell>
          <table:table-cell office:value-type="float" office:value="6.05" calcext:value-type="float">
            <text:p>6.05</text:p>
          </table:table-cell>
          <table:table-cell/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2" calcext:value-type="float">
            <text:p>2.0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/>
          <table:table-cell office:value-type="float" office:value="115.8" calcext:value-type="float">
            <text:p>116</text:p>
          </table:table-cell>
          <table:table-cell office:value-type="float" office:value="8.18" calcext:value-type="float">
            <text:p>8.18</text:p>
          </table:table-cell>
          <table:table-cell/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1.6" calcext:value-type="float">
            <text:p>1.6</text:p>
          </table:table-cell>
          <table:table-cell/>
          <table:table-cell office:value-type="float" office:value="80.6" calcext:value-type="float">
            <text:p>80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127.3" calcext:value-type="float">
            <text:p>127</text:p>
          </table:table-cell>
          <table:table-cell office:value-type="float" office:value="10.33" calcext:value-type="float">
            <text:p>10.33</text:p>
          </table:table-cell>
          <table:table-cell/>
          <table:table-cell table:style-name="ce2" office:value-type="float" office:value="79.7" calcext:value-type="float">
            <text:p>79.7</text:p>
          </table:table-cell>
          <table:table-cell table:style-name="ce2" office:value-type="float" office:value="1.46" calcext:value-type="float">
            <text:p>1.5</text:p>
          </table:table-cell>
          <table:table-cell/>
          <table:table-cell office:value-type="float" office:value="79.7" calcext:value-type="float">
            <text:p>79.7</text:p>
          </table:table-cell>
          <table:table-cell office:value-type="float" office:value="1.46" calcext:value-type="float">
            <text:p>1.5</text:p>
          </table:table-cell>
        </table:table-row>
        <table:table-row table:style-name="ro1">
          <table:table-cell/>
          <table:table-cell office:value-type="float" office:value="139.3" calcext:value-type="float">
            <text:p>139</text:p>
          </table:table-cell>
          <table:table-cell office:value-type="float" office:value="12.6" calcext:value-type="float">
            <text:p>12.60</text:p>
          </table:table-cell>
          <table:table-cell/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1.2" calcext:value-type="float">
            <text:p>1.2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58.8" calcext:value-type="float">
            <text:p>159</text:p>
          </table:table-cell>
          <table:table-cell office:value-type="float" office:value="16.26" calcext:value-type="float">
            <text:p>16.26</text:p>
          </table:table-cell>
          <table:table-cell/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0.93" calcext:value-type="float">
            <text:p>0.9</text:p>
          </table:table-cell>
          <table:table-cell/>
          <table:table-cell office:value-type="float" office:value="76.9" calcext:value-type="float">
            <text:p>76.9</text:p>
          </table:table-cell>
          <table:table-cell office:value-type="float" office:value="0.93" calcext:value-type="float">
            <text:p>0.9</text:p>
          </table:table-cell>
        </table:table-row>
        <table:table-row table:style-name="ro1">
          <table:table-cell/>
          <table:table-cell office:value-type="float" office:value="183.7" calcext:value-type="float">
            <text:p>184</text:p>
          </table:table-cell>
          <table:table-cell office:value-type="float" office:value="20.93" calcext:value-type="float">
            <text:p>20.93</text:p>
          </table:table-cell>
          <table:table-cell/>
          <table:table-cell table:style-name="ce2" office:value-type="float" office:value="75" calcext:value-type="float">
            <text:p>75.0</text:p>
          </table:table-cell>
          <table:table-cell table:style-name="ce2" office:value-type="float" office:value="0.56" calcext:value-type="float">
            <text:p>0.6</text:p>
          </table:table-cell>
          <table:table-cell/>
          <table:table-cell office:value-type="float" office:value="75" calcext:value-type="float">
            <text:p>75.0</text:p>
          </table:table-cell>
          <table:table-cell office:value-type="float" office:value="0.56" calcext:value-type="float">
            <text:p>0.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5.16" calcext:value-type="float">
            <text:p>25.16</text:p>
          </table:table-cell>
          <table:table-cell/>
          <table:table-cell table:style-name="ce2" office:value-type="float" office:value="74" calcext:value-type="float">
            <text:p>74.0</text:p>
          </table:table-cell>
          <table:table-cell table:style-name="ce2" office:value-type="float" office:value="0.36" calcext:value-type="float">
            <text:p>0.4</text:p>
          </table:table-cell>
          <table:table-cell/>
          <table:table-cell office:value-type="float" office:value="74" calcext:value-type="float">
            <text:p>74.0</text:p>
          </table:table-cell>
          <table:table-cell office:value-type="float" office:value="0.36" calcext:value-type="float">
            <text:p>0.4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30.35" calcext:value-type="float">
            <text:p>30.35</text:p>
          </table:table-cell>
          <table:table-cell/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261.5" calcext:value-type="float">
            <text:p>262</text:p>
          </table:table-cell>
          <table:table-cell office:value-type="float" office:value="35.5" calcext:value-type="float">
            <text:p>35.50</text:p>
          </table:table-cell>
          <table:table-cell/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31.3" calcext:value-type="float">
            <text:p>331</text:p>
          </table:table-cell>
          <table:table-cell office:value-type="float" office:value="45.35" calcext:value-type="float">
            <text:p>45.35</text:p>
          </table:table-cell>
          <table:table-cell/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2" office:value-type="float" office:value="67.2" calcext:value-type="float">
            <text:p>67.2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2" office:value-type="float" office:value="30" calcext:value-type="float">
            <text:p>30.0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float" office:value="30" calcext:value-type="float">
            <text:p>30.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" office:value-type="float" office:value="24.5" calcext:value-type="float">
            <text:p>25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" office:value-type="float" office:value="42.6" calcext:value-type="float">
            <text:p>43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" office:value-type="float" office:value="65.2" calcext:value-type="float">
            <text:p>65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" office:value-type="float" office:value="68.5" calcext:value-type="float">
            <text:p>69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7"/>
          <table:table-cell table:style-name="ce1" office:value-type="float" office:value="71.6" calcext:value-type="float">
            <text:p>72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7"/>
          <table:table-cell table:style-name="ce1" office:value-type="float" office:value="93" calcext:value-type="float">
            <text:p>93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65.2" calcext:value-type="float">
            <text:p>65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style-name="ce1" office:value-type="float" office:value="93" calcext:value-type="float">
            <text:p>93</text:p>
          </table:table-cell>
          <table:table-cell table:style-name="ce3" office:value-type="float" office:value="3.8" calcext:value-type="float">
            <text:p>3.80</text:p>
          </table:table-cell>
        </table:table-row>
        <table:table-row table:style-name="ro1">
          <table:table-cell/>
          <table:table-cell office:value-type="float" office:value="68.5" calcext:value-type="float">
            <text:p>69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style-name="ce1" office:value-type="float" office:value="97" calcext:value-type="float">
            <text:p>97</text:p>
          </table:table-cell>
          <table:table-cell table:style-name="ce3" office:value-type="float" office:value="4.5" calcext:value-type="float">
            <text:p>4.50</text:p>
          </table:table-cell>
        </table:table-row>
        <table:table-row table:style-name="ro1">
          <table:table-cell/>
          <table:table-cell office:value-type="float" office:value="71.6" calcext:value-type="float">
            <text:p>72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style-name="ce1" office:value-type="float" office:value="98.6" calcext:value-type="float">
            <text:p>99</text:p>
          </table:table-cell>
          <table:table-cell table:style-name="ce3" office:value-type="float" office:value="4" calcext:value-type="float">
            <text:p>4.0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style-name="ce1" office:value-type="float" office:value="101.6" calcext:value-type="float">
            <text:p>102</text:p>
          </table:table-cell>
          <table:table-cell table:style-name="ce3" office:value-type="float" office:value="5.5" calcext:value-type="float">
            <text:p>5.5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.8" calcext:value-type="float">
            <text:p>3.80</text:p>
          </table:table-cell>
          <table:table-cell table:number-columns-repeated="4"/>
          <table:table-cell table:style-name="ce1" office:value-type="float" office:value="104.5" calcext:value-type="float">
            <text:p>105</text:p>
          </table:table-cell>
          <table:table-cell table:style-name="ce3" office:value-type="float" office:value="6.05" calcext:value-type="float">
            <text:p>6.0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0</text:p>
          </table:table-cell>
          <table:table-cell table:number-columns-repeated="4"/>
          <table:table-cell table:style-name="ce1" office:value-type="float" office:value="115.8" calcext:value-type="float">
            <text:p>116</text:p>
          </table:table-cell>
          <table:table-cell table:style-name="ce3" office:value-type="float" office:value="8.18" calcext:value-type="float">
            <text:p>8.18</text:p>
          </table:table-cell>
        </table:table-row>
        <table:table-row table:style-name="ro1">
          <table:table-cell/>
          <table:table-cell office:value-type="float" office:value="98.6" calcext:value-type="float">
            <text:p>99</text:p>
          </table:table-cell>
          <table:table-cell office:value-type="float" office:value="4" calcext:value-type="float">
            <text:p>4.00</text:p>
          </table:table-cell>
          <table:table-cell table:number-columns-repeated="4"/>
          <table:table-cell table:style-name="ce1" office:value-type="float" office:value="127.3" calcext:value-type="float">
            <text:p>127</text:p>
          </table:table-cell>
          <table:table-cell table:style-name="ce3" office:value-type="float" office:value="10.33" calcext:value-type="float">
            <text:p>10.33</text:p>
          </table:table-cell>
        </table:table-row>
        <table:table-row table:style-name="ro1">
          <table:table-cell/>
          <table:table-cell office:value-type="float" office:value="101.6" calcext:value-type="float">
            <text:p>102</text:p>
          </table:table-cell>
          <table:table-cell office:value-type="float" office:value="5.5" calcext:value-type="float">
            <text:p>5.50</text:p>
          </table:table-cell>
          <table:table-cell table:number-columns-repeated="4"/>
          <table:table-cell table:style-name="ce1" office:value-type="float" office:value="139.3" calcext:value-type="float">
            <text:p>139</text:p>
          </table:table-cell>
          <table:table-cell table:style-name="ce3" office:value-type="float" office:value="12.6" calcext:value-type="float">
            <text:p>12.60</text:p>
          </table:table-cell>
        </table:table-row>
        <table:table-row table:style-name="ro1">
          <table:table-cell/>
          <table:table-cell office:value-type="float" office:value="104.5" calcext:value-type="float">
            <text:p>105</text:p>
          </table:table-cell>
          <table:table-cell office:value-type="float" office:value="6.05" calcext:value-type="float">
            <text:p>6.05</text:p>
          </table:table-cell>
          <table:table-cell table:number-columns-repeated="4"/>
          <table:table-cell table:style-name="ce1" office:value-type="float" office:value="158.8" calcext:value-type="float">
            <text:p>159</text:p>
          </table:table-cell>
          <table:table-cell table:style-name="ce3" office:value-type="float" office:value="16.26" calcext:value-type="float">
            <text:p>16.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" office:value-type="float" office:value="183.7" calcext:value-type="float">
            <text:p>184</text:p>
          </table:table-cell>
          <table:table-cell table:style-name="ce3" office:value-type="float" office:value="20.93" calcext:value-type="float">
            <text:p>20.93</text:p>
          </table:table-cell>
        </table:table-row>
        <table:table-row table:style-name="ro1">
          <table:table-cell/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4"/>
          <table:table-cell table:style-name="ce1" office:value-type="float" office:value="206" calcext:value-type="float">
            <text:p>206</text:p>
          </table:table-cell>
          <table:table-cell table:style-name="ce3" office:value-type="float" office:value="25.16" calcext:value-type="float">
            <text:p>25.16</text:p>
          </table:table-cell>
        </table:table-row>
        <table:table-row table:style-name="ro1">
          <table:table-cell/>
          <table:table-cell table:style-name="ce2" office:value-type="float" office:value="94.7" calcext:value-type="float">
            <text:p>94.7</text:p>
          </table:table-cell>
          <table:table-cell table:style-name="ce2" office:value-type="float" office:value="4.35" calcext:value-type="float">
            <text:p>4.4</text:p>
          </table:table-cell>
          <table:table-cell table:number-columns-repeated="4"/>
          <table:table-cell table:style-name="ce1" office:value-type="float" office:value="234" calcext:value-type="float">
            <text:p>234</text:p>
          </table:table-cell>
          <table:table-cell table:style-name="ce3" office:value-type="float" office:value="30.35" calcext:value-type="float">
            <text:p>30.35</text:p>
          </table:table-cell>
        </table:table-row>
        <table:table-row table:style-name="ro1">
          <table:table-cell/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4"/>
          <table:table-cell table:style-name="ce1" office:value-type="float" office:value="261.5" calcext:value-type="float">
            <text:p>262</text:p>
          </table:table-cell>
          <table:table-cell table:style-name="ce3" office:value-type="float" office:value="35.5" calcext:value-type="float">
            <text:p>35.50</text:p>
          </table:table-cell>
        </table:table-row>
        <table:table-row table:style-name="ro1">
          <table:table-cell/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2" calcext:value-type="float">
            <text:p>2.0</text:p>
          </table:table-cell>
          <table:table-cell table:number-columns-repeated="4"/>
          <table:table-cell table:style-name="ce1" office:value-type="float" office:value="331.3" calcext:value-type="float">
            <text:p>331</text:p>
          </table:table-cell>
          <table:table-cell table:style-name="ce3" office:value-type="float" office:value="45.35" calcext:value-type="float">
            <text:p>45.35</text:p>
          </table:table-cell>
        </table:table-row>
        <table:table-row table:style-name="ro1">
          <table:table-cell/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float" office:value="79.7" calcext:value-type="float">
            <text:p>79.7</text:p>
          </table:table-cell>
          <table:table-cell table:style-name="ce2" office:value-type="float" office:value="1.46" calcext:value-type="float">
            <text:p>1.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0.93" calcext:value-type="float">
            <text:p>0.9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float" office:value="75" calcext:value-type="float">
            <text:p>75.0</text:p>
          </table:table-cell>
          <table:table-cell table:style-name="ce2" office:value-type="float" office:value="0.56" calcext:value-type="float">
            <text:p>0.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float" office:value="74" calcext:value-type="float">
            <text:p>74.0</text:p>
          </table:table-cell>
          <table:table-cell table:style-name="ce2" office:value-type="float" office:value="0.36" calcext:value-type="float">
            <text:p>0.4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4"/>
          <table:table-cell table:style-name="Default" table:number-columns-repeated="2"/>
        </table:table-row>
      </table:table>
      <table:table table:name="11" table:style-name="ta1">
        <table:shapes>
          <draw:frame draw:z-index="0" draw:style-name="gr1" draw:text-style-name="P1" svg:width="6.4138in" svg:height="3.6815in" svg:x="3.9539in" svg:y="0.7705in">
            <draw:object draw:notify-on-update-of-ranges="'11'.B5:'11'.B14 '11'.C5:'11'.C14 '11'.C22:'11'.C31 '11'.B22:'11'.B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26.5" calcext:value-type="float">
            <text:p>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18.5" calcext:value-type="float">
            <text:p>1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15.4" calcext:value-type="float">
            <text:p>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12.6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9.4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6.5" calcext:value-type="float">
            <text:p>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3.4" calcext:value-type="float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formula="of:=4.5 * 10^5" office:value-type="float" office:value="450000" calcext:value-type="float">
            <text:p>450000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20]*[.A19]" office:value-type="float" office:value="315000" calcext:value-type="float">
            <text:p>315000</text:p>
          </table:table-cell>
          <table:table-cell table:formula="of:=[.B20]*10^3*10^-9" office:value-type="float" office:value="0.315" calcext:value-type="float">
            <text:p>0.3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5]" office:value-type="float" office:value="50" calcext:value-type="float">
            <text:p>50</text:p>
          </table:table-cell>
          <table:table-cell table:formula="of:=[.$C$20]*[.B22]" office:value-type="float" office:value="15.75" calcext:value-type="float">
            <text:p>15.75</text:p>
          </table:table-cell>
        </table:table-row>
        <table:table-row table:style-name="ro1">
          <table:table-cell/>
          <table:table-cell table:formula="of:=[.B6]" office:value-type="float" office:value="45" calcext:value-type="float">
            <text:p>45</text:p>
          </table:table-cell>
          <table:table-cell table:formula="of:=[.$C$20]*[.B23]" office:value-type="float" office:value="14.175" calcext:value-type="float">
            <text:p>14.175</text:p>
          </table:table-cell>
        </table:table-row>
        <table:table-row table:style-name="ro1">
          <table:table-cell/>
          <table:table-cell table:formula="of:=[.B7]" office:value-type="float" office:value="40" calcext:value-type="float">
            <text:p>40</text:p>
          </table:table-cell>
          <table:table-cell table:formula="of:=[.$C$20]*[.B24]" office:value-type="float" office:value="12.6" calcext:value-type="float">
            <text:p>12.6</text:p>
          </table:table-cell>
        </table:table-row>
        <table:table-row table:style-name="ro1">
          <table:table-cell/>
          <table:table-cell table:formula="of:=[.B8]" office:value-type="float" office:value="35" calcext:value-type="float">
            <text:p>35</text:p>
          </table:table-cell>
          <table:table-cell table:formula="of:=[.$C$20]*[.B25]" office:value-type="float" office:value="11.025" calcext:value-type="float">
            <text:p>11.025</text:p>
          </table:table-cell>
        </table:table-row>
        <table:table-row table:style-name="ro1">
          <table:table-cell/>
          <table:table-cell table:formula="of:=[.B9]" office:value-type="float" office:value="30" calcext:value-type="float">
            <text:p>30</text:p>
          </table:table-cell>
          <table:table-cell table:formula="of:=[.$C$20]*[.B26]" office:value-type="float" office:value="9.45" calcext:value-type="float">
            <text:p>9.45</text:p>
          </table:table-cell>
        </table:table-row>
        <table:table-row table:style-name="ro1">
          <table:table-cell/>
          <table:table-cell table:formula="of:=[.B10]" office:value-type="float" office:value="25" calcext:value-type="float">
            <text:p>25</text:p>
          </table:table-cell>
          <table:table-cell table:formula="of:=[.$C$20]*[.B27]" office:value-type="float" office:value="7.875" calcext:value-type="float">
            <text:p>7.875</text:p>
          </table:table-cell>
        </table:table-row>
        <table:table-row table:style-name="ro1">
          <table:table-cell/>
          <table:table-cell table:formula="of:=[.B11]" office:value-type="float" office:value="20" calcext:value-type="float">
            <text:p>20</text:p>
          </table:table-cell>
          <table:table-cell table:formula="of:=[.$C$20]*[.B28]" office:value-type="float" office:value="6.3" calcext:value-type="float">
            <text:p>6.3</text:p>
          </table:table-cell>
        </table:table-row>
        <table:table-row table:style-name="ro1">
          <table:table-cell/>
          <table:table-cell table:formula="of:=[.B12]" office:value-type="float" office:value="15" calcext:value-type="float">
            <text:p>15</text:p>
          </table:table-cell>
          <table:table-cell table:formula="of:=[.$C$20]*[.B29]" office:value-type="float" office:value="4.725" calcext:value-type="float">
            <text:p>4.725</text:p>
          </table:table-cell>
        </table:table-row>
        <table:table-row table:style-name="ro1">
          <table:table-cell/>
          <table:table-cell table:formula="of:=[.B13]" office:value-type="float" office:value="10" calcext:value-type="float">
            <text:p>10</text:p>
          </table:table-cell>
          <table:table-cell table:formula="of:=[.$C$20]*[.B30]" office:value-type="float" office:value="3.15" calcext:value-type="float">
            <text:p>3.15</text:p>
          </table:table-cell>
        </table:table-row>
        <table:table-row table:style-name="ro1">
          <table:table-cell/>
          <table:table-cell table:formula="of:=[.B14]" office:value-type="float" office:value="5" calcext:value-type="float">
            <text:p>5</text:p>
          </table:table-cell>
          <table:table-cell table:formula="of:=[.$C$20]*[.B31]" office:value-type="float" office:value="1.575" calcext:value-type="float">
            <text:p>1.575</text:p>
          </table:table-cell>
        </table:table-row>
      </table:table>
      <table:table table:name="12" table:style-name="ta1">
        <table:shapes>
          <draw:frame draw:z-index="0" draw:style-name="gr1" draw:text-style-name="P1" svg:width="6.0921in" svg:height="3.4665in" svg:x="3.7854in" svg:y="1.148in">
            <draw:object draw:notify-on-update-of-ranges="'12'.C4:'12'.C11 '12'.B4:'12'.B11 '12'.C18:'12'.C25 '12'.B18:'12'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, 10^5</text:p>
          </table:table-cell>
          <table:table-cell office:value-type="string" calcext:value-type="string">
            <text:p>T, мс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39.5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3.5" calcext:value-type="float">
            <text:p>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formula="of:=50*10^-9" office:value-type="float" office:value="0.00000005" calcext:value-type="float">
            <text:p>0.00000005</text:p>
          </table:table-cell>
          <table:table-cell table:number-columns-repeated="2"/>
        </table:table-row>
        <table:table-row table:style-name="ro1">
          <table:table-cell table:formula="of:=[$'11'.A20]" office:value-type="float" office:value="0.7" calcext:value-type="float">
            <text:p>0.7</text:p>
          </table:table-cell>
          <table:table-cell table:formula="of:=[.A16]*[.A15]" office:value-type="float" office:value="0.000000035" calcext:value-type="float">
            <text:p>0.000000035</text:p>
          </table:table-cell>
          <table:table-cell table:formula="of:=[.B16]*10^3*10^5" office:value-type="float" office:value="3.5" calcext:value-type="float">
            <text:p>3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4]" office:value-type="float" office:value="10" calcext:value-type="float">
            <text:p>10</text:p>
          </table:table-cell>
          <table:table-cell table:formula="of:=[.B18]*[.$C$16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5]" office:value-type="float" office:value="8" calcext:value-type="float">
            <text:p>8</text:p>
          </table:table-cell>
          <table:table-cell table:formula="of:=[.B19]*[.$C$16]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6]" office:value-type="float" office:value="7" calcext:value-type="float">
            <text:p>7</text:p>
          </table:table-cell>
          <table:table-cell table:formula="of:=[.B20]*[.$C$16]" office:value-type="float" office:value="24.5" calcext:value-type="float">
            <text:p>24.5</text:p>
          </table:table-cell>
        </table:table-row>
        <table:table-row table:style-name="ro1">
          <table:table-cell/>
          <table:table-cell table:formula="of:=[.B7]" office:value-type="float" office:value="6" calcext:value-type="float">
            <text:p>6</text:p>
          </table:table-cell>
          <table:table-cell table:formula="of:=[.B21]*[.$C$16]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8]" office:value-type="float" office:value="5" calcext:value-type="float">
            <text:p>5</text:p>
          </table:table-cell>
          <table:table-cell table:formula="of:=[.B22]*[.$C$16]" office:value-type="float" office:value="17.5" calcext:value-type="float">
            <text:p>17.5</text:p>
          </table:table-cell>
        </table:table-row>
        <table:table-row table:style-name="ro1">
          <table:table-cell/>
          <table:table-cell table:formula="of:=[.B9]" office:value-type="float" office:value="4" calcext:value-type="float">
            <text:p>4</text:p>
          </table:table-cell>
          <table:table-cell table:formula="of:=[.B23]*[.$C$16]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0]" office:value-type="float" office:value="3" calcext:value-type="float">
            <text:p>3</text:p>
          </table:table-cell>
          <table:table-cell table:formula="of:=[.B24]*[.$C$16]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formula="of:=[.B11]" office:value-type="float" office:value="2" calcext:value-type="float">
            <text:p>2</text:p>
          </table:table-cell>
          <table:table-cell table:formula="of:=[.B25]*[.$C$16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10-24T21:56:45.458443404</dc:date>
    <meta:editing-duration>PT3H35M16S</meta:editing-duration>
    <meta:editing-cycles>7</meta:editing-cycles>
    <meta:document-statistic meta:table-count="4" meta:cell-count="44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73cm" svg:height="11.779cm" xlink:href=".." xlink:type="simple" chart:class="chart:scatter" chart:style-name="ch1">
        <chart:title svg:x="9.119cm" svg:y="0.371cm" chart:style-name="ch2">
          <text:p>I(U)</text:p>
        </chart:title>
        <chart:plot-area chart:style-name="ch3" table:cell-range-address="'3'.H4:'3'.I45" svg:x="1.394cm" svg:y="1.385cm" svg:width="17.396cm" svg:height="9.178cm">
          <chart:coordinate-region svg:x="2.306cm" svg:y="1.584cm" svg:width="16.059cm" svg:height="8.332cm"/>
          <chart:axis chart:dimension="x" chart:name="primary-x" chart:style-name="ch4">
            <chart:title svg:x="9.73cm" svg:y="10.798cm" chart:style-name="ch5">
              <text:p>U, B</text:p>
            </chart:title>
          </chart:axis>
          <chart:axis chart:dimension="y" chart:name="primary-y" chart:style-name="ch6">
            <chart:title svg:x="0.451cm" svg:y="6.256cm" chart:style-name="ch7">
              <text:p>I, A</text:p>
            </chart:title>
            <chart:grid chart:style-name="ch8" chart:class="major"/>
          </chart:axis>
          <chart:series chart:style-name="ch9" chart:values-cell-range-address="'3'.I4:'3'.I45" chart:class="chart:scatter">
            <chart:domain table:cell-range-address="'3'.H4:'3'.H45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3">
                <text:p>313</text:p>
                <draw:g>
                  <svg:desc>'3'.H4:'3'.H45</svg:desc>
                </draw:g>
              </table:table-cell>
              <table:table-cell office:value-type="float" office:value="45.5">
                <text:p>45.5</text:p>
                <draw:g>
                  <svg:desc>'3'.I4:'3'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">
                <text:p>263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">
                <text:p>225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">
                <text:p>171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3">
                <text:p>145.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3">
                <text:p>109.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.7">
                <text:p>94.7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7">
                <text:p>84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6">
                <text:p>82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6">
                <text:p>80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7">
                <text:p>79.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5">
                <text:p>78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9">
                <text:p>76.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9">
                <text:p>7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">
                <text:p>7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">
                <text:p>4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">
                <text:p>9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6">
                <text:p>9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.6">
                <text:p>101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.5">
                <text:p>104.5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.8">
                <text:p>115.8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.3">
                <text:p>127.3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9.3">
                <text:p>139.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.8">
                <text:p>158.8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3.7">
                <text:p>183.7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">
                <text:p>206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4">
                <text:p>234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1.5">
                <text:p>261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1.3">
                <text:p>331.3</text:p>
              </table:table-cell>
              <table:table-cell office:value-type="float" office:value="45.35">
                <text:p>45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3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ff420e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53cm" svg:height="10.845cm" xlink:href=".." xlink:type="simple" chart:class="chart:scatter" chart:style-name="ch1">
        <chart:title svg:x="8.359cm" svg:y="0.352cm" chart:style-name="ch2">
          <text:p>I(U)</text:p>
        </chart:title>
        <chart:legend chart:legend-position="end" svg:x="2.423cm" svg:y="2.474cm" style:legend-expansion="custom" svg:width="3.578cm" svg:height="1.467cm" style:legend-expansion-aspect-ratio="2.43899113837764" chart:style-name="ch3"/>
        <chart:plot-area chart:style-name="ch4" table:cell-range-address="'3'.B32:'3'.C40 '3'.C42:'3'.C54" chart:data-source-has-labels="row" svg:x="0.661cm" svg:y="1.258cm" svg:width="16.873cm" svg:height="9.106cm">
          <chart:coordinate-region svg:x="1.574cm" svg:y="1.457cm" svg:width="15.681cm" svg:height="8.26cm"/>
          <chart:axis chart:dimension="x" chart:name="primary-x" chart:style-name="ch5">
            <chart:title svg:x="8.735cm" svg:y="10.285cm" chart:style-name="ch6">
              <text:p>U, B</text:p>
            </chart:title>
          </chart:axis>
          <chart:axis chart:dimension="y" chart:name="primary-y" chart:style-name="ch7">
            <chart:title svg:x="0cm" svg:y="6.093cm" chart:style-name="ch8">
              <text:p>I, A</text:p>
            </chart:title>
            <chart:grid chart:style-name="ch9" chart:class="major"/>
          </chart:axis>
          <chart:series chart:style-name="ch10" chart:values-cell-range-address="'3'.C32:'3'.C40" loext:label-string="увеличение" chart:class="chart:scatter">
            <chart:domain table:cell-range-address="'3'.B32:'3'.B40"/>
            <chart:data-point chart:repeated="9"/>
          </chart:series>
          <chart:series chart:style-name="ch11" chart:values-cell-range-address="'3'.C42:'3'.C54" loext:label-string="уменьшение" chart:class="chart:scatter">
            <chart:domain table:cell-range-address="'3'.B42:'3'.B54"/>
            <chart:regression-curve chart:style-name="ch12"/>
            <chart:data-point chart:style-name="ch13"/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увеличение</text:p>
              </table:table-cell>
              <table:table-cell office:value-type="string">
                <text:p>Column B</text:p>
              </table:table-cell>
              <table:table-cell office:value-type="string">
                <text:p>уменьшени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2">
                <text:p>65.2</text:p>
                <draw:g>
                  <svg:desc>'3'.B32:'3'.B40</svg:desc>
                </draw:g>
              </table:table-cell>
              <table:table-cell office:value-type="float" office:value="0">
                <text:p>0</text:p>
                <draw:g>
                  <svg:desc>'3'.C32:'3'.C40</svg:desc>
                </draw:g>
              </table:table-cell>
              <table:table-cell office:value-type="float" office:value="109.3">
                <text:p>109.3</text:p>
                <draw:g>
                  <svg:desc>'3'.B42:'3'.B54</svg:desc>
                </draw:g>
              </table:table-cell>
              <table:table-cell office:value-type="float" office:value="7.1">
                <text:p>7.1</text:p>
                <draw:g>
                  <svg:desc>'3'.C42:'3'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94.7">
                <text:p>94.7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  <table:table-cell office:value-type="float" office:value="84.7">
                <text:p>84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82.6">
                <text:p>82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3.8">
                <text:p>3.8</text:p>
              </table:table-cell>
              <table:table-cell office:value-type="float" office:value="80.6">
                <text:p>80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4.5">
                <text:p>4.5</text:p>
              </table:table-cell>
              <table:table-cell office:value-type="float" office:value="79.7">
                <text:p>79.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6">
                <text:p>98.6</text:p>
              </table:table-cell>
              <table:table-cell office:value-type="float" office:value="4">
                <text:p>4</text:p>
              </table:table-cell>
              <table:table-cell office:value-type="float" office:value="78.5">
                <text:p>78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.6">
                <text:p>101.6</text:p>
              </table:table-cell>
              <table:table-cell office:value-type="float" office:value="5.5">
                <text:p>5.5</text:p>
              </table:table-cell>
              <table:table-cell office:value-type="float" office:value="76.9">
                <text:p>76.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.5">
                <text:p>104.5</text:p>
              </table:table-cell>
              <table:table-cell office:value-type="float" office:value="6.05">
                <text:p>6.05</text:p>
              </table:table-cell>
              <table:table-cell office:value-type="float" office:value="75">
                <text:p>7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9">
                <text:p>7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3">
                <text:p>71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12" style:family="chart" style:data-style-name="N122">
      <style:chart-properties loext:regression-y-name="Tэксп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ff420e"/>
    </style:style>
    <style:style style:name="ch15" style:family="chart" style:data-style-name="N122">
      <style:chart-properties loext:regression-y-name="Ттеор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92cm" svg:height="9.352cm" xlink:href=".." xlink:type="simple" chart:class="chart:scatter" chart:style-name="ch1">
        <chart:title svg:x="7.613cm" svg:y="0.323cm" chart:style-name="ch2">
          <text:p>T(C)</text:p>
        </chart:title>
        <chart:legend chart:legend-position="end" svg:x="1.811cm" svg:y="2.789cm" style:legend-expansion="custom" svg:width="3.092cm" svg:height="1.594cm" style:legend-expansion-aspect-ratio="1.93977415307403" chart:style-name="ch3"/>
        <chart:plot-area chart:style-name="ch4" table:cell-range-address="'11'.B5:'11'.C14 '11'.C22:'11'.C31" chart:data-source-has-labels="row" svg:x="0.739cm" svg:y="0.173cm" svg:width="15.004cm" svg:height="8.527cm">
          <chart:coordinate-region svg:x="1.36cm" svg:y="0.373cm" svg:width="14.197cm" svg:height="7.68cm"/>
          <chart:axis chart:dimension="x" chart:name="primary-x" chart:style-name="ch5">
            <chart:title svg:x="7.574cm" svg:y="8.79cm" chart:style-name="ch6">
              <text:p>C, нФ</text:p>
            </chart:title>
          </chart:axis>
          <chart:axis chart:dimension="y" chart:name="primary-y" chart:style-name="ch7">
            <chart:title svg:x="0cm" svg:y="4.85cm" chart:style-name="ch8">
              <text:p>T, мс</text:p>
            </chart:title>
            <chart:grid chart:style-name="ch9" chart:class="major"/>
          </chart:axis>
          <chart:series chart:style-name="ch10" chart:values-cell-range-address="'11'.C5:'11'.C14" loext:label-string="эксп" chart:class="chart:scatter">
            <chart:domain table:cell-range-address="'11'.B5:'11'.B14"/>
            <chart:regression-curve chart:style-name="ch11">
              <chart:equation chart:display-equation="true" chart:display-r-square="false" svg:x="1.787cm" svg:y="0.765cm" chart:style-name="ch12"/>
            </chart:regression-curve>
            <chart:data-point chart:repeated="10"/>
          </chart:series>
          <chart:series chart:style-name="ch13" chart:values-cell-range-address="'11'.C22:'11'.C31" loext:label-string="теор" chart:class="chart:scatter">
            <chart:domain table:cell-range-address="'11'.B22:'11'.B31"/>
            <chart:regression-curve chart:style-name="ch14">
              <chart:equation chart:display-equation="true" chart:display-r-square="false" svg:x="1.789cm" svg:y="1.432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эксп</text:p>
              </table:table-cell>
              <table:table-cell office:value-type="string">
                <text:p>Column B</text:p>
              </table:table-cell>
              <table:table-cell office:value-type="string">
                <text:p>теор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11'.B5:'11'.B14</svg:desc>
                </draw:g>
              </table:table-cell>
              <table:table-cell office:value-type="float" office:value="31">
                <text:p>31</text:p>
                <draw:g>
                  <svg:desc>'11'.C5:'11'.C14</svg:desc>
                </draw:g>
              </table:table-cell>
              <table:table-cell office:value-type="float" office:value="50">
                <text:p>50</text:p>
                <draw:g>
                  <svg:desc>'11'.B22:'11'.B31</svg:desc>
                </draw:g>
              </table:table-cell>
              <table:table-cell office:value-type="float" office:value="15.75">
                <text:p>15.75</text:p>
                <draw:g>
                  <svg:desc>'11'.C22:'11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26.5">
                <text:p>26.5</text:p>
              </table:table-cell>
              <table:table-cell office:value-type="float" office:value="45">
                <text:p>45</text:p>
              </table:table-cell>
              <table:table-cell office:value-type="float" office:value="14.175">
                <text:p>14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11.025">
                <text:p>11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8.5">
                <text:p>18.5</text:p>
              </table:table-cell>
              <table:table-cell office:value-type="float" office:value="30">
                <text:p>3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5.4">
                <text:p>15.4</text:p>
              </table:table-cell>
              <table:table-cell office:value-type="float" office:value="25">
                <text:p>25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20">
                <text:p>2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.4">
                <text:p>9.4</text:p>
              </table:table-cell>
              <table:table-cell office:value-type="float" office:value="15">
                <text:p>15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5">
                <text:p>5</text:p>
              </table:table-cell>
              <table:table-cell office:value-type="float" office:value="1.575">
                <text:p>1.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12" style:family="chart" style:data-style-name="N122">
      <style:chart-properties loext:regression-y-name="y_эксп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ff420e"/>
    </style:style>
    <style:style style:name="ch15" style:family="chart">
      <style:chart-properties loext:regression-y-name="y_теор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475cm" svg:height="8.806cm" xlink:href=".." xlink:type="simple" chart:class="chart:scatter" chart:style-name="ch1">
        <chart:title svg:x="7.816cm" svg:y="0.333cm" chart:style-name="ch2">
          <text:p>T(R)</text:p>
        </chart:title>
        <chart:legend chart:legend-position="end" svg:x="1.75cm" svg:y="2.127cm" style:legend-expansion="custom" svg:width="5.381cm" svg:height="2.302cm" style:legend-expansion-aspect-ratio="2.3375325803649" chart:style-name="ch3"/>
        <chart:plot-area chart:style-name="ch4" table:cell-range-address="'12'.B4:'12'.C11 '12'.C18:'12'.C25" chart:data-source-has-labels="row" svg:x="0.942cm" svg:y="0.32cm" svg:width="14.133cm" svg:height="7.801cm">
          <chart:coordinate-region svg:x="1.563cm" svg:y="0.519cm" svg:width="13.326cm" svg:height="6.955cm"/>
          <chart:axis chart:dimension="x" chart:name="primary-x" chart:style-name="ch5">
            <chart:title svg:x="7.131cm" svg:y="8.246cm" chart:style-name="ch6">
              <text:p>R, 10^5 Ом</text:p>
            </chart:title>
          </chart:axis>
          <chart:axis chart:dimension="y" chart:name="primary-y" chart:style-name="ch7">
            <chart:title svg:x="0.073cm" svg:y="4.634cm" chart:style-name="ch8">
              <text:p>T, мс</text:p>
            </chart:title>
            <chart:grid chart:style-name="ch9" chart:class="major"/>
          </chart:axis>
          <chart:series chart:style-name="ch10" chart:values-cell-range-address="'12'.C4:'12'.C11" loext:label-string="эксп" chart:class="chart:scatter">
            <chart:domain table:cell-range-address="'12'.B4:'12'.B11"/>
            <chart:regression-curve chart:style-name="ch11">
              <chart:equation chart:display-equation="true" chart:display-r-square="false" svg:x="1.871cm" svg:y="0.761cm" chart:style-name="ch12"/>
            </chart:regression-curve>
            <chart:data-point chart:repeated="8"/>
          </chart:series>
          <chart:series chart:style-name="ch13" chart:values-cell-range-address="'12'.C18:'12'.C25" loext:label-string="теор" chart:class="chart:scatter">
            <chart:domain table:cell-range-address="'12'.B18:'12'.B25"/>
            <chart:regression-curve chart:style-name="ch14">
              <chart:equation chart:display-equation="true" chart:display-r-square="false" svg:x="1.854cm" svg:y="1.262cm" chart:style-name="ch15"/>
            </chart:regression-curve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эксп</text:p>
              </table:table-cell>
              <table:table-cell office:value-type="string">
                <text:p>Column B</text:p>
              </table:table-cell>
              <table:table-cell office:value-type="string">
                <text:p>теор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2'.B4:'12'.B11</svg:desc>
                </draw:g>
              </table:table-cell>
              <table:table-cell office:value-type="float" office:value="68">
                <text:p>68</text:p>
                <draw:g>
                  <svg:desc>'12'.C4:'12'.C11</svg:desc>
                </draw:g>
              </table:table-cell>
              <table:table-cell office:value-type="float" office:value="10">
                <text:p>10</text:p>
                <draw:g>
                  <svg:desc>'12'.B18:'12'.B25</svg:desc>
                </draw:g>
              </table:table-cell>
              <table:table-cell office:value-type="float" office:value="35">
                <text:p>35</text:p>
                <draw:g>
                  <svg:desc>'12'.C18:'12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9.5">
                <text:p>39.5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